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489cm"/>
    </style:style>
    <style:style style:name="co3" style:family="table-column">
      <style:table-column-properties fo:break-before="auto" style:column-width="3.152cm"/>
    </style:style>
    <style:style style:name="co4" style:family="table-column">
      <style:table-column-properties fo:break-before="auto" style:column-width="5.992cm"/>
    </style:style>
    <style:style style:name="co5" style:family="table-column">
      <style:table-column-properties fo:break-before="auto" style:column-width="3.819cm"/>
    </style:style>
    <style:style style:name="co6" style:family="table-column">
      <style:table-column-properties fo:break-before="auto" style:column-width="3.388cm"/>
    </style:style>
    <style:style style:name="co7" style:family="table-column">
      <style:table-column-properties fo:break-before="auto" style:column-width="6.279cm"/>
    </style:style>
    <style:style style:name="co8" style:family="table-column">
      <style:table-column-properties fo:break-before="auto" style:column-width="3.048cm"/>
    </style:style>
    <style:style style:name="co9" style:family="table-column">
      <style:table-column-properties fo:break-before="auto" style:column-width="3.833cm"/>
    </style:style>
    <style:style style:name="co10" style:family="table-column">
      <style:table-column-properties fo:break-before="auto" style:column-width="5.495cm"/>
    </style:style>
    <style:style style:name="co11" style:family="table-column">
      <style:table-column-properties fo:break-before="auto" style:column-width="4.357cm"/>
    </style:style>
    <style:style style:name="co12" style:family="table-column">
      <style:table-column-properties fo:break-before="auto" style:column-width="2.812cm"/>
    </style:style>
    <style:style style:name="co13" style:family="table-column">
      <style:table-column-properties fo:break-before="auto" style:column-width="4.867cm"/>
    </style:style>
    <style:style style:name="co14" style:family="table-column">
      <style:table-column-properties fo:break-before="auto" style:column-width="3.519cm"/>
    </style:style>
    <style:style style:name="co15" style:family="table-column">
      <style:table-column-properties fo:break-before="auto" style:column-width="4.591cm"/>
    </style:style>
    <style:style style:name="co16" style:family="table-column">
      <style:table-column-properties fo:break-before="auto" style:column-width="3.768cm"/>
    </style:style>
    <style:style style:name="co17" style:family="table-column">
      <style:table-column-properties fo:break-before="auto" style:column-width="3.741cm"/>
    </style:style>
    <style:style style:name="co18" style:family="table-column">
      <style:table-column-properties fo:break-before="auto" style:column-width="6.07cm"/>
    </style:style>
    <style:style style:name="co19" style:family="table-column">
      <style:table-column-properties fo:break-before="auto" style:column-width="4.905cm"/>
    </style:style>
    <style:style style:name="co20" style:family="table-column">
      <style:table-column-properties fo:break-before="auto" style:column-width="8.216cm"/>
    </style:style>
    <style:style style:name="co21" style:family="table-column">
      <style:table-column-properties fo:break-before="auto" style:column-width="5.299cm"/>
    </style:style>
    <style:style style:name="co22" style:family="table-column">
      <style:table-column-properties fo:break-before="auto" style:column-width="4.265cm"/>
    </style:style>
    <style:style style:name="co23" style:family="table-column">
      <style:table-column-properties fo:break-before="auto" style:column-width="3.99cm"/>
    </style:style>
    <style:style style:name="co24" style:family="table-column">
      <style:table-column-properties fo:break-before="auto" style:column-width="3.7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80" fo:border="none"/>
    </style:style>
    <style:style style:name="odfdo_auto_2" style:family="table-cell" style:parent-style-name="Default">
      <style:table-cell-properties fo:background-color="#0000a4" fo:border="none"/>
    </style:style>
    <style:style style:name="odfdo_auto_3" style:family="table-cell" style:parent-style-name="Default">
      <style:table-cell-properties fo:background-color="#0000c9" fo:border="none"/>
    </style:style>
    <style:style style:name="odfdo_auto_4" style:family="table-cell" style:parent-style-name="Default">
      <style:table-cell-properties fo:background-color="#0000ed" fo:border="none"/>
    </style:style>
    <style:style style:name="odfdo_auto_5" style:family="table-cell" style:parent-style-name="Default">
      <style:table-cell-properties fo:background-color="#0004ff" fo:border="none"/>
    </style:style>
    <style:style style:name="odfdo_auto_6" style:family="table-cell" style:parent-style-name="Default">
      <style:table-cell-properties fo:background-color="#0024ff" fo:border="none"/>
    </style:style>
    <style:style style:name="odfdo_auto_7" style:family="table-cell" style:parent-style-name="Default">
      <style:table-cell-properties fo:background-color="#0044ff" fo:border="none"/>
    </style:style>
    <style:style style:name="odfdo_auto_8" style:family="table-cell" style:parent-style-name="Default">
      <style:table-cell-properties fo:background-color="#0064ff" fo:border="none"/>
    </style:style>
    <style:style style:name="odfdo_auto_9" style:family="table-cell" style:parent-style-name="Default">
      <style:table-cell-properties fo:background-color="#0089ff" fo:border="none"/>
    </style:style>
    <style:style style:name="odfdo_auto_10" style:family="table-cell" style:parent-style-name="Default">
      <style:table-cell-properties fo:background-color="#00a9ff" fo:border="none"/>
    </style:style>
    <style:style style:name="odfdo_auto_11" style:family="table-cell" style:parent-style-name="Default">
      <style:table-cell-properties fo:background-color="#00c9ff" fo:border="none"/>
    </style:style>
    <style:style style:name="odfdo_auto_12" style:family="table-cell" style:parent-style-name="Default">
      <style:table-cell-properties fo:background-color="#02e9f5" fo:border="none"/>
    </style:style>
    <style:style style:name="odfdo_auto_13" style:family="table-cell" style:parent-style-name="Default">
      <style:table-cell-properties fo:background-color="#1fffd8" fo:border="none"/>
    </style:style>
    <style:style style:name="odfdo_auto_14" style:family="table-cell" style:parent-style-name="Default">
      <style:table-cell-properties fo:background-color="#39ffbe" fo:border="none"/>
    </style:style>
    <style:style style:name="odfdo_auto_15" style:family="table-cell" style:parent-style-name="Default">
      <style:table-cell-properties fo:background-color="#53ffa4" fo:border="none"/>
    </style:style>
    <style:style style:name="odfdo_auto_16" style:family="table-cell" style:parent-style-name="Default">
      <style:table-cell-properties fo:background-color="#6dff8a" fo:border="none"/>
    </style:style>
    <style:style style:name="odfdo_auto_17" style:family="table-cell" style:parent-style-name="Default">
      <style:table-cell-properties fo:background-color="#8aff6d" fo:border="none"/>
    </style:style>
    <style:style style:name="odfdo_auto_18" style:family="table-cell" style:parent-style-name="Default">
      <style:table-cell-properties fo:background-color="#a4ff53" fo:border="none"/>
    </style:style>
    <style:style style:name="odfdo_auto_19" style:family="table-cell" style:parent-style-name="Default">
      <style:table-cell-properties fo:background-color="#beff39" fo:border="none"/>
    </style:style>
    <style:style style:name="odfdo_auto_20" style:family="table-cell" style:parent-style-name="Default">
      <style:table-cell-properties fo:background-color="#d8ff1f" fo:border="none"/>
    </style:style>
    <style:style style:name="odfdo_auto_21" style:family="table-cell" style:parent-style-name="Default">
      <style:table-cell-properties fo:background-color="#f5f902" fo:border="none"/>
    </style:style>
    <style:style style:name="odfdo_auto_22" style:family="table-cell" style:parent-style-name="Default">
      <style:table-cell-properties fo:background-color="#ffdb00" fo:border="none"/>
    </style:style>
    <style:style style:name="odfdo_auto_23" style:family="table-cell" style:parent-style-name="Default">
      <style:table-cell-properties fo:background-color="#ffbd00" fo:border="none"/>
    </style:style>
    <style:style style:name="odfdo_auto_24" style:family="table-cell" style:parent-style-name="Default">
      <style:table-cell-properties fo:background-color="#ffa000" fo:border="none"/>
    </style:style>
    <style:style style:name="odfdo_auto_25" style:family="table-cell" style:parent-style-name="Default">
      <style:table-cell-properties fo:background-color="#ff7e00" fo:border="none"/>
    </style:style>
    <style:style style:name="odfdo_auto_26" style:family="table-cell" style:parent-style-name="Default">
      <style:table-cell-properties fo:background-color="#ff6000" fo:border="none"/>
    </style:style>
    <style:style style:name="odfdo_auto_27" style:family="table-cell" style:parent-style-name="Default">
      <style:table-cell-properties fo:background-color="#ff4300" fo:border="none"/>
    </style:style>
    <style:style style:name="odfdo_auto_28" style:family="table-cell" style:parent-style-name="Default">
      <style:table-cell-properties fo:background-color="#ff2500" fo:border="none"/>
    </style:style>
    <style:style style:name="odfdo_auto_29" style:family="table-cell" style:parent-style-name="Default">
      <style:table-cell-properties fo:background-color="#ed0300" fo:border="none"/>
    </style:style>
    <style:style style:name="odfdo_auto_30" style:family="table-cell" style:parent-style-name="Default">
      <style:table-cell-properties fo:background-color="#c90000" fo:border="none"/>
    </style:style>
    <style:style style:name="odfdo_auto_31" style:family="table-cell" style:parent-style-name="Default">
      <style:table-cell-properties fo:background-color="#a40000" fo:border="none"/>
    </style:style>
    <style:style style:name="odfdo_auto_32" style:family="table-cell" style:parent-style-name="Default">
      <style:table-cell-properties fo:background-color="#0c0787" fo:border="none"/>
    </style:style>
    <style:style style:name="odfdo_auto_54" style:family="table-cell" style:parent-style-name="Default">
      <style:table-cell-properties fo:border="none"/>
      <style:text-properties fo:color="#ff0000"/>
    </style:style>
    <style:style style:name="odfdo_auto_33" style:family="table-cell" style:parent-style-name="Default">
      <style:table-cell-properties fo:background-color="#280592" fo:border="none"/>
    </style:style>
    <style:style style:name="odfdo_auto_34" style:family="table-cell" style:parent-style-name="Default">
      <style:table-cell-properties fo:background-color="#3c039b" fo:border="none"/>
    </style:style>
    <style:style style:name="odfdo_auto_38" style:family="table-cell" style:parent-style-name="Default">
      <style:table-cell-properties fo:background-color="#8104a7" fo:border="none"/>
    </style:style>
    <style:style style:name="odfdo_auto_35" style:family="table-cell" style:parent-style-name="Default">
      <style:table-cell-properties fo:background-color="#4e02a2" fo:border="none"/>
    </style:style>
    <style:style style:name="odfdo_auto_36" style:family="table-cell" style:parent-style-name="Default">
      <style:table-cell-properties fo:background-color="#5f00a6" fo:border="none"/>
    </style:style>
    <style:style style:name="odfdo_auto_37" style:family="table-cell" style:parent-style-name="Default">
      <style:table-cell-properties fo:background-color="#7100a8" fo:border="none"/>
    </style:style>
    <style:style style:name="odfdo_auto_39" style:family="table-cell" style:parent-style-name="Default">
      <style:table-cell-properties fo:background-color="#910ea3" fo:border="none"/>
    </style:style>
    <style:style style:name="odfdo_auto_40" style:family="table-cell" style:parent-style-name="Default">
      <style:table-cell-properties fo:background-color="#a11b9b" fo:border="none"/>
    </style:style>
    <style:style style:name="odfdo_auto_41" style:family="table-cell" style:parent-style-name="Default">
      <style:table-cell-properties fo:background-color="#af2892" fo:border="none"/>
    </style:style>
    <style:style style:name="odfdo_auto_43" style:family="table-cell" style:parent-style-name="Default">
      <style:table-cell-properties fo:background-color="#c6407d" fo:border="none"/>
    </style:style>
    <style:style style:name="odfdo_auto_44" style:family="table-cell" style:parent-style-name="Default">
      <style:table-cell-properties fo:background-color="#d04d73" fo:border="none"/>
    </style:style>
    <style:style style:name="odfdo_auto_46" style:family="table-cell" style:parent-style-name="Default">
      <style:table-cell-properties fo:background-color="#e36660" fo:border="none"/>
    </style:style>
    <style:style style:name="odfdo_auto_47" style:family="table-cell" style:parent-style-name="Default">
      <style:table-cell-properties fo:background-color="#eb7456" fo:border="none"/>
    </style:style>
    <style:style style:name="odfdo_auto_50" style:family="table-cell" style:parent-style-name="Default">
      <style:table-cell-properties fo:background-color="#fba139" fo:border="none"/>
    </style:style>
    <style:style style:name="odfdo_auto_42" style:family="table-cell" style:parent-style-name="Default">
      <style:table-cell-properties fo:background-color="#bb3488" fo:border="none"/>
    </style:style>
    <style:style style:name="odfdo_auto_52" style:family="table-cell" style:parent-style-name="Default">
      <style:table-cell-properties fo:background-color="#fec228" fo:border="none"/>
    </style:style>
    <style:style style:name="odfdo_auto_45" style:family="table-cell" style:parent-style-name="Default">
      <style:table-cell-properties fo:background-color="#da5969" fo:border="none"/>
    </style:style>
    <style:style style:name="odfdo_auto_49" style:family="table-cell" style:parent-style-name="Default">
      <style:table-cell-properties fo:background-color="#f79143" fo:border="none"/>
    </style:style>
    <style:style style:name="odfdo_auto_48" style:family="table-cell" style:parent-style-name="Default">
      <style:table-cell-properties fo:background-color="#f2834c" fo:border="none"/>
    </style:style>
    <style:style style:name="odfdo_auto_51" style:family="table-cell" style:parent-style-name="Default">
      <style:table-cell-properties fo:background-color="#feb130" fo:border="none"/>
    </style:style>
  </office:automatic-styles>
  <office:body>
    <office:spreadsheet>
      <table:table table:name="lambert_w_hol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odfdo_auto_15"/>
        <table:table-column table:style-name="co3" table:default-cell-style-name="odfdo_auto_15"/>
        <table:table-column table:style-name="co4" table:default-cell-style-name="odfdo_auto_15"/>
        <table:table-column table:style-name="co1" table:number-columns-repeated="3" table:default-cell-style-name="odfdo_auto_54"/>
        <table:table-column table:style-name="co1" table:number-columns-repeated="5" table:default-cell-style-name="odfdo_auto_15"/>
        <table:table-column table:style-name="co5" table:default-cell-style-name="odfdo_auto_15"/>
        <table:table-column table:style-name="co1" table:default-cell-style-name="odfdo_auto_54"/>
        <table:table-column table:style-name="co6" table:default-cell-style-name="odfdo_auto_15"/>
        <table:table-column table:style-name="co1" table:default-cell-style-name="odfdo_auto_15"/>
        <table:table-column table:style-name="co7" table:default-cell-style-name="odfdo_auto_15"/>
        <table:table-column table:style-name="co2" table:default-cell-style-name="odfdo_auto_15"/>
        <table:table-column table:style-name="co8" table:default-cell-style-name="odfdo_auto_15"/>
        <table:table-column table:style-name="co9" table:default-cell-style-name="odfdo_auto_15"/>
        <table:table-column table:style-name="co1" table:default-cell-style-name="odfdo_auto_15"/>
        <table:table-column table:style-name="co10" table:default-cell-style-name="odfdo_auto_15"/>
        <table:table-column table:style-name="co11" table:default-cell-style-name="odfdo_auto_15"/>
        <table:table-column table:style-name="co1" table:number-columns-repeated="2" table:default-cell-style-name="odfdo_auto_15"/>
        <table:table-column table:style-name="co12" table:default-cell-style-name="odfdo_auto_25"/>
        <table:table-column table:style-name="co1" table:default-cell-style-name="odfdo_auto_26"/>
        <table:table-column table:style-name="co1" table:number-columns-repeated="5" table:default-cell-style-name="odfdo_auto_15"/>
        <table:table-row table:style-name="ro1">
          <table:table-cell office:value-type="string" calcext:value-type="string">
            <text:p>lambert_w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mpz</text:p>
          </table:table-cell>
          <table:table-cell table:style-name="odfdo_auto_5" office:value-type="string" calcext:value-type="string">
            <text:p>mpfr</text:p>
          </table:table-cell>
          <table:table-cell table:style-name="odfdo_auto_6" office:value-type="string" calcext:value-type="string">
            <text:p>mpc</text:p>
          </table:table-cell>
          <table:table-cell table:style-name="odfdo_auto_7" office:value-type="string" calcext:value-type="string">
            <text:p>float32</text:p>
          </table:table-cell>
          <table:table-cell table:style-name="odfdo_auto_8" office:value-type="string" calcext:value-type="string">
            <text:p>longdouble</text:p>
          </table:table-cell>
          <table:table-cell table:style-name="odfdo_auto_9" office:value-type="string" calcext:value-type="string">
            <text:p>complex64</text:p>
          </table:table-cell>
          <table:table-cell table:style-name="odfdo_auto_10" office:value-type="string" calcext:value-type="string">
            <text:p>int32</text:p>
          </table:table-cell>
          <table:table-cell table:style-name="odfdo_auto_11" office:value-type="string" calcext:value-type="string">
            <text:p>uint16</text:p>
          </table:table-cell>
          <table:table-cell table:style-name="odfdo_auto_12" office:value-type="string" calcext:value-type="string">
            <text:p>Integer</text:p>
          </table:table-cell>
          <table:table-cell table:style-name="odfdo_auto_13" office:value-type="string" calcext:value-type="string">
            <text:p>IntegerMod_int</text:p>
          </table:table-cell>
          <table:table-cell table:style-name="odfdo_auto_14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6" office:value-type="string" calcext:value-type="string">
            <text:p>Polynomial_integer_dense_flint</text:p>
          </table:table-cell>
          <table:table-cell table:style-name="odfdo_auto_17" office:value-type="string" calcext:value-type="string">
            <text:p>Polynomial_rational_flint</text:p>
          </table:table-cell>
          <table:table-cell table:style-name="odfdo_auto_18" office:value-type="string" calcext:value-type="string">
            <text:p>PolynomialRealDense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style-name="odfdo_auto_20" office:value-type="string" calcext:value-type="string">
            <text:p>OrderElement_quadratic</text:p>
          </table:table-cell>
          <table:table-cell table:style-name="odfdo_auto_21" office:value-type="string" calcext:value-type="string">
            <text:p>RealNumber</text:p>
          </table:table-cell>
          <table:table-cell table:style-name="odfdo_auto_22" office:value-type="string" calcext:value-type="string">
            <text:p>RealDoubleElement_gsl</text:p>
          </table:table-cell>
          <table:table-cell table:style-name="odfdo_auto_23" office:value-type="string" calcext:value-type="string">
            <text:p>RealBall</text:p>
          </table:table-cell>
          <table:table-cell table:style-name="odfdo_auto_24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7" office:value-type="string" calcext:value-type="string">
            <text:p>ComplexBall</text:p>
          </table:table-cell>
          <table:table-cell table:style-name="odfdo_auto_28" office:value-type="string" calcext:value-type="string">
            <text:p>ComplexIntervalFieldElement</text:p>
          </table:table-cell>
          <table:table-cell table:style-name="odfdo_auto_29" office:value-type="string" calcext:value-type="string">
            <text:p>PlusInfinity</text:p>
          </table:table-cell>
          <table:table-cell table:style-name="odfdo_auto_30" office:value-type="string" calcext:value-type="string">
            <text:p>MinusInfinity</text:p>
          </table:table-cell>
          <table:table-cell table:style-name="odfdo_auto_31" office:value-type="string" calcext:value-type="string">
            <text:p>UnsignedInfinity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32" office:value-type="string" calcext:value-type="string">
            <text:p>complex | float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7" office:value-type="string" calcext:value-type="string">
            <text:p>Expression</text:p>
          </table:table-cell>
          <table:table-cell table:style-name="odfdo_auto_33" office:value-type="string" calcext:value-type="string">
            <text:p>RealNumber | ComplexNumber</text:p>
          </table:table-cell>
          <table:table-cell table:style-name="odfdo_auto_34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32" office:value-type="string" calcext:value-type="string">
            <text:p>complex | float</text:p>
          </table:table-cell>
          <table:table-cell table:number-columns-repeated="2" table:style-name="odfdo_auto_3" office:value-type="string" calcext:value-type="string">
            <text:p>complex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32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5" office:value-type="string" calcext:value-type="string">
            <text:p>Expression | PolynomialRing_field_with_category.element_class</text:p>
          </table:table-cell>
          <table:table-cell table:style-name="odfdo_auto_36" office:value-type="string" calcext:value-type="string">
            <text:p>Expression | PolynomialRealDense</text:p>
          </table:table-cell>
          <table:table-cell table:style-name="odfdo_auto_35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Number</text:p>
          </table:table-cell>
          <table:table-cell table:style-name="odfdo_auto_26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1" office:value-type="string" calcext:value-type="string">
            <text:p>Expression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4" office:value-type="string" calcext:value-type="string">
            <text:p>mpz</text:p>
          </table:table-cell>
          <table:table-cell table:number-columns-repeated="3" table:style-name="odfdo_auto_54" office:value-type="string" calcext:value-type="string">
            <text:p>TypeError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table:style-name="odfdo_auto_5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8" table:style-name="odfdo_auto_54" office:value-type="string" calcext:value-type="string">
            <text:p>TypeError</text:p>
          </table:table-cell>
        </table:table-row>
        <table:table-row table:style-name="ro1">
          <table:table-cell table:style-name="odfdo_auto_5" office:value-type="string" calcext:value-type="string">
            <text:p>mpfr</text:p>
          </table:table-cell>
          <table:table-cell table:number-columns-repeated="3" table:style-name="odfdo_auto_54" office:value-type="string" calcext:value-type="string">
            <text:p>TypeError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table:style-name="odfdo_auto_5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8" table:style-name="odfdo_auto_54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mpc</text:p>
          </table:table-cell>
          <table:table-cell table:number-columns-repeated="3" table:style-name="odfdo_auto_54" office:value-type="string" calcext:value-type="string">
            <text:p>TypeError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table:style-name="odfdo_auto_5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8" table:style-name="odfdo_auto_54" office:value-type="string" calcext:value-type="string">
            <text:p>TypeError</text:p>
          </table:table-cell>
        </table:table-row>
        <table:table-row table:style-name="ro1">
          <table:table-cell table:style-name="odfdo_auto_7" office:value-type="string" calcext:value-type="string">
            <text:p>float32</text:p>
          </table:table-cell>
          <table:table-cell office:value-type="string" calcext:value-type="string">
            <text:p>Expression</text:p>
          </table:table-cell>
          <table:table-cell table:style-name="odfdo_auto_7" office:value-type="string" calcext:value-type="string">
            <text:p>float32</text:p>
          </table:table-cell>
          <table:table-cell table:style-name="odfdo_auto_9" office:value-type="string" calcext:value-type="string">
            <text:p>complex64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7" office:value-type="string" calcext:value-type="string">
            <text:p>Expression</text:p>
          </table:table-cell>
          <table:table-cell table:style-name="odfdo_auto_7" office:value-type="string" calcext:value-type="string">
            <text:p>float32</text:p>
          </table:table-cell>
          <table:table-cell table:style-name="odfdo_auto_26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8" office:value-type="string" calcext:value-type="string">
            <text:p>longdouble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longdouble</text:p>
          </table:table-cell>
          <table:table-cell table:style-name="odfdo_auto_37" office:value-type="string" calcext:value-type="string">
            <text:p>clongdouble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7" office:value-type="string" calcext:value-type="string">
            <text:p>Expression</text:p>
          </table:table-cell>
          <table:table-cell table:style-name="odfdo_auto_8" office:value-type="string" calcext:value-type="string">
            <text:p>longdouble</text:p>
          </table:table-cell>
          <table:table-cell table:style-name="odfdo_auto_26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9" office:value-type="string" calcext:value-type="string">
            <text:p>complex64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9" office:value-type="string" calcext:value-type="string">
            <text:p>complex64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7" office:value-type="string" calcext:value-type="string">
            <text:p>Expression</text:p>
          </table:table-cell>
          <table:table-cell table:number-columns-repeated="2" table:style-name="odfdo_auto_9" office:value-type="string" calcext:value-type="string">
            <text:p>complex64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9" office:value-type="string" calcext:value-type="string">
            <text:p>complex64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0" office:value-type="string" calcext:value-type="string">
            <text:p>int32</text:p>
          </table:table-cell>
          <table:table-cell office:value-type="string" calcext:value-type="string">
            <text:p>Expression</text:p>
          </table:table-cell>
          <table:table-cell table:style-name="odfdo_auto_38" office:value-type="string" calcext:value-type="string">
            <text:p>float64</text:p>
          </table:table-cell>
          <table:table-cell table:style-name="odfdo_auto_39" office:value-type="string" calcext:value-type="string">
            <text:p>complex128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7" office:value-type="string" calcext:value-type="string">
            <text:p>Expression</text:p>
          </table:table-cell>
          <table:table-cell table:style-name="odfdo_auto_25" office:value-type="string" calcext:value-type="string">
            <text:p>ComplexNumber</text:p>
          </table:table-cell>
          <table:table-cell table:style-name="odfdo_auto_26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1" office:value-type="string" calcext:value-type="string">
            <text:p>uint16</text:p>
          </table:table-cell>
          <table:table-cell office:value-type="string" calcext:value-type="string">
            <text:p>Expression</text:p>
          </table:table-cell>
          <table:table-cell table:style-name="odfdo_auto_38" office:value-type="string" calcext:value-type="string">
            <text:p>float64</text:p>
          </table:table-cell>
          <table:table-cell table:style-name="odfdo_auto_39" office:value-type="string" calcext:value-type="string">
            <text:p>complex128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7" office:value-type="string" calcext:value-type="string">
            <text:p>Expression</text:p>
          </table:table-cell>
          <table:table-cell table:style-name="odfdo_auto_25" office:value-type="string" calcext:value-type="string">
            <text:p>ComplexNumber</text:p>
          </table:table-cell>
          <table:table-cell table:style-name="odfdo_auto_26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2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32" office:value-type="string" calcext:value-type="string">
            <text:p>complex | float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7" office:value-type="string" calcext:value-type="string">
            <text:p>Expression</text:p>
          </table:table-cell>
          <table:table-cell table:style-name="odfdo_auto_33" office:value-type="string" calcext:value-type="string">
            <text:p>RealNumber | ComplexNumber</text:p>
          </table:table-cell>
          <table:table-cell table:style-name="odfdo_auto_34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3" office:value-type="string" calcext:value-type="string">
            <text:p>IntegerMod_int</text:p>
          </table:table-cell>
          <table:table-cell table:number-columns-repeated="3" table:style-name="odfdo_auto_54" office:value-type="string" calcext:value-type="string">
            <text:p>TypeError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table:style-name="odfdo_auto_5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8" table:style-name="odfdo_auto_54" office:value-type="string" calcext:value-type="string">
            <text:p>TypeError</text:p>
          </table:table-cell>
        </table:table-row>
        <table:table-row table:style-name="ro1">
          <table:table-cell table:style-name="odfdo_auto_14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32" office:value-type="string" calcext:value-type="string">
            <text:p>complex | float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7" office:value-type="string" calcext:value-type="string">
            <text:p>Expression</text:p>
          </table:table-cell>
          <table:table-cell table:style-name="odfdo_auto_33" office:value-type="string" calcext:value-type="string">
            <text:p>RealNumber | ComplexNumber</text:p>
          </table:table-cell>
          <table:table-cell table:style-name="odfdo_auto_34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5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1" office:value-type="string" calcext:value-type="string">
            <text:p>Expression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6" office:value-type="string" calcext:value-type="string">
            <text:p>Polynomial_integer_dense_fli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5" office:value-type="string" calcext:value-type="string">
            <text:p>Expression | PolynomialRing_field_with_category.element_class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7" office:value-type="string" calcext:value-type="string">
            <text:p>Expression</text:p>
          </table:table-cell>
          <table:table-cell table:style-name="odfdo_auto_36" office:value-type="string" calcext:value-type="string">
            <text:p>Expression | PolynomialRealDense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35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7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5" office:value-type="string" calcext:value-type="string">
            <text:p>Expression | PolynomialRing_field_with_category.element_class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7" office:value-type="string" calcext:value-type="string">
            <text:p>Expression</text:p>
          </table:table-cell>
          <table:table-cell table:style-name="odfdo_auto_36" office:value-type="string" calcext:value-type="string">
            <text:p>Expression | PolynomialRealDense</text:p>
          </table:table-cell>
          <table:table-cell table:style-name="odfdo_auto_35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5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8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style-name="odfdo_auto_36" office:value-type="string" calcext:value-type="string">
            <text:p>Expression | PolynomialRealDense</text:p>
          </table:table-cell>
          <table:table-cell table:style-name="odfdo_auto_35" office:value-type="string" calcext:value-type="string">
            <text:p>Expression | PolynomialRing_field_with_category.element_class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7" office:value-type="string" calcext:value-type="string">
            <text:p>Expression</text:p>
          </table:table-cell>
          <table:table-cell table:number-columns-repeated="2" table:style-name="odfdo_auto_36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5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9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5" office:value-type="string" calcext:value-type="string">
            <text:p>Expression | PolynomialRing_field_with_category.element_class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7" office:value-type="string" calcext:value-type="string">
            <text:p>Expression</text:p>
          </table:table-cell>
          <table:table-cell table:number-columns-repeated="2" table:style-name="odfdo_auto_35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35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0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32" office:value-type="string" calcext:value-type="string">
            <text:p>complex | float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7" office:value-type="string" calcext:value-type="string">
            <text:p>Expression</text:p>
          </table:table-cell>
          <table:table-cell table:style-name="odfdo_auto_33" office:value-type="string" calcext:value-type="string">
            <text:p>RealNumber | ComplexNumber</text:p>
          </table:table-cell>
          <table:table-cell table:style-name="odfdo_auto_34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1" office:value-type="string" calcext:value-type="string">
            <text:p>RealNumber</text:p>
          </table:table-cell>
          <table:table-cell table:style-name="odfdo_auto_33" office:value-type="string" calcext:value-type="string">
            <text:p>RealNumber | ComplexNumber</text:p>
          </table:table-cell>
          <table:table-cell table:style-name="odfdo_auto_25" office:value-type="string" calcext:value-type="string">
            <text:p>ComplexNumber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Expression</text:p>
          </table:table-cell>
          <table:table-cell table:style-name="odfdo_auto_33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36" office:value-type="string" calcext:value-type="string">
            <text:p>Expression | PolynomialRealDense</text:p>
          </table:table-cell>
          <table:table-cell table:style-name="odfdo_auto_35" office:value-type="string" calcext:value-type="string">
            <text:p>Expression | PolynomialRing_field_with_category.element_class</text:p>
          </table:table-cell>
          <table:table-cell table:style-name="odfdo_auto_33" office:value-type="string" calcext:value-type="string">
            <text:p>RealNumber | ComplexNumber</text:p>
          </table:table-cell>
          <table:table-cell table:number-columns-repeated="2" table:style-name="odfdo_auto_25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2" office:value-type="string" calcext:value-type="string">
            <text:p>RealDoubleElement_gsl</text:p>
          </table:table-cell>
          <table:table-cell table:style-name="odfdo_auto_34" office:value-type="string" calcext:value-type="string">
            <text:p>RealDoubleElement_gsl | ComplexDoubleElement</text:p>
          </table:table-cell>
          <table:table-cell table:style-name="odfdo_auto_26" office:value-type="string" calcext:value-type="string">
            <text:p>ComplexDoubleElement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26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ComplexDoubleElement</text:p>
          </table:table-cell>
          <table:table-cell table:style-name="odfdo_auto_34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35" office:value-type="string" calcext:value-type="string">
            <text:p>Expression | PolynomialRing_field_with_category.element_class</text:p>
          </table:table-cell>
          <table:table-cell table:style-name="odfdo_auto_36" office:value-type="string" calcext:value-type="string">
            <text:p>Expression | PolynomialRealDense</text:p>
          </table:table-cell>
          <table:table-cell table:style-name="odfdo_auto_35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3" office:value-type="string" calcext:value-type="string">
            <text:p>RealBall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1" office:value-type="string" calcext:value-type="string">
            <text:p>Expression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4" office:value-type="string" calcext:value-type="string">
            <text:p>RealIntervalFieldElement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1" office:value-type="string" calcext:value-type="string">
            <text:p>Expression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5" office:value-type="string" calcext:value-type="string">
            <text:p>ComplexNumber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1" office:value-type="string" calcext:value-type="string">
            <text:p>Expression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number-columns-repeated="4" table:style-name="odfdo_auto_26" office:value-type="string" calcext:value-type="string">
            <text:p>ComplexDoubleElement</text:p>
          </table:table-cell>
          <table:table-cell table:number-columns-repeated="3" office:value-type="string" calcext:value-type="string">
            <text:p>TypeError</text:p>
          </table:table-cell>
          <table:table-cell table:style-name="odfdo_auto_26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ComplexDoubleElement</text:p>
          </table:table-cell>
          <table:table-cell table:number-columns-repeated="6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26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7" office:value-type="string" calcext:value-type="string">
            <text:p>ComplexBall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1" office:value-type="string" calcext:value-type="string">
            <text:p>Expression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8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1" office:value-type="string" calcext:value-type="string">
            <text:p>Expression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9" office:value-type="string" calcext:value-type="string">
            <text:p>PlusInfinity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1" office:value-type="string" calcext:value-type="string">
            <text:p>Expression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30" office:value-type="string" calcext:value-type="string">
            <text:p>MinusInfinity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1" office:value-type="string" calcext:value-type="string">
            <text:p>Expression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31" office:value-type="string" calcext:value-type="string">
            <text:p>UnsignedInfinity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6"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1" office:value-type="string" calcext:value-type="string">
            <text:p>Expression</text:p>
          </table:table-cell>
          <table:table-cell table:number-columns-repeated="2" table:style-name="odfdo_auto_15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</table:table>
      <table:table table:name="lambert_w" table:style-name="ta1">
        <table:table-column table:style-name="co1" table:default-cell-style-name="Default"/>
        <table:table-column table:style-name="co13" table:default-cell-style-name="odfdo_auto_15"/>
        <table:table-column table:style-name="co14" table:default-cell-style-name="odfdo_auto_15"/>
        <table:table-column table:style-name="co15" table:default-cell-style-name="odfdo_auto_15"/>
        <table:table-column table:style-name="co1" table:number-columns-repeated="8" table:default-cell-style-name="odfdo_auto_54"/>
        <table:table-column table:style-name="co16" table:default-cell-style-name="odfdo_auto_15"/>
        <table:table-column table:style-name="co1" table:default-cell-style-name="odfdo_auto_54"/>
        <table:table-column table:style-name="co17" table:default-cell-style-name="odfdo_auto_15"/>
        <table:table-column table:style-name="co1" table:default-cell-style-name="odfdo_auto_15"/>
        <table:table-column table:style-name="co18" table:default-cell-style-name="odfdo_auto_15"/>
        <table:table-column table:style-name="co19" table:default-cell-style-name="odfdo_auto_15"/>
        <table:table-column table:style-name="co20" table:default-cell-style-name="odfdo_auto_15"/>
        <table:table-column table:style-name="co19" table:default-cell-style-name="odfdo_auto_15"/>
        <table:table-column table:style-name="co21" table:default-cell-style-name="odfdo_auto_15"/>
        <table:table-column table:style-name="co22" table:default-cell-style-name="odfdo_auto_15"/>
        <table:table-column table:style-name="co1" table:default-cell-style-name="odfdo_auto_15"/>
        <table:table-column table:style-name="co23" table:default-cell-style-name="odfdo_auto_15"/>
        <table:table-column table:style-name="co1" table:number-columns-repeated="3" table:default-cell-style-name="odfdo_auto_15"/>
        <table:table-column table:style-name="co24" table:default-cell-style-name="odfdo_auto_15"/>
        <table:table-column table:style-name="co1" table:number-columns-repeated="4" table:default-cell-style-name="odfdo_auto_15"/>
        <table:table-row table:style-name="ro1">
          <table:table-cell office:value-type="string" calcext:value-type="string">
            <text:p>lambert_w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table:style-name="odfdo_auto_3" office:value-type="string" calcext:value-type="string">
            <text:p>complex</text:p>
          </table:table-cell>
          <table:table-cell table:style-name="odfdo_auto_4" office:value-type="string" calcext:value-type="string">
            <text:p>mpz</text:p>
          </table:table-cell>
          <table:table-cell table:style-name="odfdo_auto_5" office:value-type="string" calcext:value-type="string">
            <text:p>mpfr</text:p>
          </table:table-cell>
          <table:table-cell table:style-name="odfdo_auto_6" office:value-type="string" calcext:value-type="string">
            <text:p>mpc</text:p>
          </table:table-cell>
          <table:table-cell table:style-name="odfdo_auto_7" office:value-type="string" calcext:value-type="string">
            <text:p>float32</text:p>
          </table:table-cell>
          <table:table-cell table:style-name="odfdo_auto_8" office:value-type="string" calcext:value-type="string">
            <text:p>longdouble</text:p>
          </table:table-cell>
          <table:table-cell table:style-name="odfdo_auto_9" office:value-type="string" calcext:value-type="string">
            <text:p>complex64</text:p>
          </table:table-cell>
          <table:table-cell table:style-name="odfdo_auto_10" office:value-type="string" calcext:value-type="string">
            <text:p>int32</text:p>
          </table:table-cell>
          <table:table-cell table:style-name="odfdo_auto_11" office:value-type="string" calcext:value-type="string">
            <text:p>uint16</text:p>
          </table:table-cell>
          <table:table-cell table:style-name="odfdo_auto_12" office:value-type="string" calcext:value-type="string">
            <text:p>Integer</text:p>
          </table:table-cell>
          <table:table-cell table:style-name="odfdo_auto_13" office:value-type="string" calcext:value-type="string">
            <text:p>IntegerMod_int</text:p>
          </table:table-cell>
          <table:table-cell table:style-name="odfdo_auto_14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16" office:value-type="string" calcext:value-type="string">
            <text:p>Polynomial_integer_dense_flint</text:p>
          </table:table-cell>
          <table:table-cell table:style-name="odfdo_auto_17" office:value-type="string" calcext:value-type="string">
            <text:p>Polynomial_rational_flint</text:p>
          </table:table-cell>
          <table:table-cell table:style-name="odfdo_auto_18" office:value-type="string" calcext:value-type="string">
            <text:p>PolynomialRealDense</text:p>
          </table:table-cell>
          <table:table-cell table:style-name="odfdo_auto_19" office:value-type="string" calcext:value-type="string">
            <text:p>PolynomialRing_field_with_category.element_class</text:p>
          </table:table-cell>
          <table:table-cell table:style-name="odfdo_auto_20" office:value-type="string" calcext:value-type="string">
            <text:p>OrderElement_quadratic</text:p>
          </table:table-cell>
          <table:table-cell table:style-name="odfdo_auto_21" office:value-type="string" calcext:value-type="string">
            <text:p>RealNumber</text:p>
          </table:table-cell>
          <table:table-cell table:style-name="odfdo_auto_22" office:value-type="string" calcext:value-type="string">
            <text:p>RealDoubleElement_gsl</text:p>
          </table:table-cell>
          <table:table-cell table:style-name="odfdo_auto_23" office:value-type="string" calcext:value-type="string">
            <text:p>RealBall</text:p>
          </table:table-cell>
          <table:table-cell table:style-name="odfdo_auto_24" office:value-type="string" calcext:value-type="string">
            <text:p>RealIntervalFieldElement</text:p>
          </table:table-cell>
          <table:table-cell table:style-name="odfdo_auto_25" office:value-type="string" calcext:value-type="string">
            <text:p>ComplexNumber</text:p>
          </table:table-cell>
          <table:table-cell table:style-name="odfdo_auto_26" office:value-type="string" calcext:value-type="string">
            <text:p>ComplexDoubleElement</text:p>
          </table:table-cell>
          <table:table-cell table:style-name="odfdo_auto_27" office:value-type="string" calcext:value-type="string">
            <text:p>ComplexBall</text:p>
          </table:table-cell>
          <table:table-cell table:style-name="odfdo_auto_28" office:value-type="string" calcext:value-type="string">
            <text:p>ComplexIntervalFieldElement</text:p>
          </table:table-cell>
          <table:table-cell table:style-name="odfdo_auto_29" office:value-type="string" calcext:value-type="string">
            <text:p>PlusInfinity</text:p>
          </table:table-cell>
          <table:table-cell table:style-name="odfdo_auto_30" office:value-type="string" calcext:value-type="string">
            <text:p>MinusInfinity</text:p>
          </table:table-cell>
          <table:table-cell table:style-name="odfdo_auto_31" office:value-type="string" calcext:value-type="string">
            <text:p>UnsignedInfinity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style-name="odfdo_auto_40" office:value-type="string" calcext:value-type="string">
            <text:p>Expression | int</text:p>
          </table:table-cell>
          <table:table-cell table:style-name="odfdo_auto_32" office:value-type="string" calcext:value-type="string">
            <text:p>complex | float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41"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table:number-columns-repeated="3" office:value-type="string" calcext:value-type="string">
            <text:p>Expression</text:p>
          </table:table-cell>
          <table:table-cell table:style-name="odfdo_auto_42" office:value-type="string" calcext:value-type="string">
            <text:p>Expression | Rational</text:p>
          </table:table-cell>
          <table:table-cell table:style-name="odfdo_auto_43" office:value-type="string" calcext:value-type="string">
            <text:p>Expression | RealNumber | ComplexNumber</text:p>
          </table:table-cell>
          <table:table-cell table:style-name="odfdo_auto_44" office:value-type="string" calcext:value-type="string">
            <text:p>Expression | ComplexNumber</text:p>
          </table:table-cell>
          <table:table-cell table:style-name="odfdo_auto_41" office:value-type="string" calcext:value-type="string">
            <text:p>Expression | Integer</text:p>
          </table:table-cell>
          <table:table-cell table:style-name="odfdo_auto_33" office:value-type="string" calcext:value-type="string">
            <text:p>RealNumber | ComplexNumber</text:p>
          </table:table-cell>
          <table:table-cell table:style-name="odfdo_auto_34" office:value-type="string" calcext:value-type="string">
            <text:p>RealDoubleElement_gsl | ComplexDoubleElement</text:p>
          </table:table-cell>
          <table:table-cell table:style-name="odfdo_auto_45" office:value-type="string" calcext:value-type="string">
            <text:p>Expression | RealBall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Number</text:p>
          </table:table-cell>
          <table:table-cell table:style-name="odfdo_auto_26" office:value-type="string" calcext:value-type="string">
            <text:p>ComplexDoubleElement</text:p>
          </table:table-cell>
          <table:table-cell table:style-name="odfdo_auto_27" office:value-type="string" calcext:value-type="string">
            <text:p>ComplexBall</text:p>
          </table:table-cell>
          <table:table-cell table:number-columns-repeated="4" office:value-type="string" calcext:value-type="string">
            <text:p>Expression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32" office:value-type="string" calcext:value-type="string">
            <text:p>complex | float</text:p>
          </table:table-cell>
          <table:table-cell table:number-columns-repeated="2" table:style-name="odfdo_auto_3" office:value-type="string" calcext:value-type="string">
            <text:p>complex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32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style-name="odfdo_auto_46" office:value-type="string" calcext:value-type="string">
            <text:p>Expression | complex</text:p>
          </table:table-cell>
          <table:table-cell table:style-name="odfdo_auto_47" office:value-type="string" calcext:value-type="string">
            <text:p>PolynomialRing_field_with_category.element_class | complex | Expression</text:p>
          </table:table-cell>
          <table:table-cell table:style-name="odfdo_auto_36" office:value-type="string" calcext:value-type="string">
            <text:p>Expression | PolynomialRealDense</text:p>
          </table:table-cell>
          <table:table-cell table:style-name="odfdo_auto_35" office:value-type="string" calcext:value-type="string">
            <text:p>Expression | PolynomialRing_field_with_category.element_class</text:p>
          </table:table-cell>
          <table:table-cell table:style-name="odfdo_auto_32" office:value-type="string" calcext:value-type="string">
            <text:p>complex | float</text:p>
          </table:table-cell>
          <table:table-cell table:style-name="odfdo_auto_25" office:value-type="string" calcext:value-type="string">
            <text:p>ComplexNumber</text:p>
          </table:table-cell>
          <table:table-cell table:style-name="odfdo_auto_26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25" office:value-type="string" calcext:value-type="string">
            <text:p>ComplexNumber</text:p>
          </table:table-cell>
          <table:table-cell table:style-name="odfdo_auto_26" office:value-type="string" calcext:value-type="string">
            <text:p>ComplexDoubleElement</text:p>
          </table:table-cell>
          <table:table-cell table:style-name="odfdo_auto_48" office:value-type="string" calcext:value-type="string">
            <text:p>Expression | ComplexBall</text:p>
          </table:table-cell>
          <table:table-cell table:number-columns-repeated="4" office:value-type="string" calcext:value-type="string">
            <text:p>Expression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4" office:value-type="string" calcext:value-type="string">
            <text:p>mpz</text:p>
          </table:table-cell>
          <table:table-cell table:number-columns-repeated="3" table:style-name="odfdo_auto_54" office:value-type="string" calcext:value-type="string">
            <text:p>TypeError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5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9" table:style-name="odfdo_auto_54" office:value-type="string" calcext:value-type="string">
            <text:p>TypeError</text:p>
          </table:table-cell>
          <table:table-cell table:style-name="odfdo_auto_49" office:value-type="string" calcext:value-type="string">
            <text:p>TypeError | RealBall</text:p>
          </table:table-cell>
          <table:table-cell table:number-columns-repeated="3" table:style-name="odfdo_auto_54" office:value-type="string" calcext:value-type="string">
            <text:p>TypeError</text:p>
          </table:table-cell>
          <table:table-cell table:style-name="odfdo_auto_27" office:value-type="string" calcext:value-type="string">
            <text:p>ComplexBall</text:p>
          </table:table-cell>
          <table:table-cell table:number-columns-repeated="4" table:style-name="odfdo_auto_54" office:value-type="string" calcext:value-type="string">
            <text:p>TypeError</text:p>
          </table:table-cell>
        </table:table-row>
        <table:table-row table:style-name="ro1">
          <table:table-cell table:style-name="odfdo_auto_5" office:value-type="string" calcext:value-type="string">
            <text:p>mpfr</text:p>
          </table:table-cell>
          <table:table-cell table:number-columns-repeated="3" table:style-name="odfdo_auto_54" office:value-type="string" calcext:value-type="string">
            <text:p>TypeError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5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8" table:style-name="odfdo_auto_54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mpc</text:p>
          </table:table-cell>
          <table:table-cell table:number-columns-repeated="3" table:style-name="odfdo_auto_54" office:value-type="string" calcext:value-type="string">
            <text:p>TypeError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5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8" table:style-name="odfdo_auto_54" office:value-type="string" calcext:value-type="string">
            <text:p>TypeError</text:p>
          </table:table-cell>
        </table:table-row>
        <table:table-row table:style-name="ro1">
          <table:table-cell table:style-name="odfdo_auto_7" office:value-type="string" calcext:value-type="string">
            <text:p>float32</text:p>
          </table:table-cell>
          <table:table-cell table:number-columns-repeated="3" table:style-name="odfdo_auto_54" office:value-type="string" calcext:value-type="string">
            <text:p>NotImplementedError</text:p>
          </table:table-cell>
          <table:table-cell table:number-columns-repeated="8" office:value-type="string" calcext:value-type="string">
            <text:p>NotImplementedError</text:p>
          </table:table-cell>
          <table:table-cell table:style-name="odfdo_auto_54" office:value-type="string" calcext:value-type="string">
            <text:p>NotImplementedError</text:p>
          </table:table-cell>
          <table:table-cell office:value-type="string" calcext:value-type="string">
            <text:p>NotImplementedError</text:p>
          </table:table-cell>
          <table:table-cell table:number-columns-repeated="18" table:style-name="odfdo_auto_54" office:value-type="string" calcext:value-type="string">
            <text:p>NotImplementedError</text:p>
          </table:table-cell>
        </table:table-row>
        <table:table-row table:style-name="ro1">
          <table:table-cell table:style-name="odfdo_auto_8" office:value-type="string" calcext:value-type="string">
            <text:p>longdouble</text:p>
          </table:table-cell>
          <table:table-cell table:number-columns-repeated="3" table:style-name="odfdo_auto_54" office:value-type="string" calcext:value-type="string">
            <text:p>NotImplementedError</text:p>
          </table:table-cell>
          <table:table-cell table:number-columns-repeated="8" office:value-type="string" calcext:value-type="string">
            <text:p>NotImplementedError</text:p>
          </table:table-cell>
          <table:table-cell table:style-name="odfdo_auto_54" office:value-type="string" calcext:value-type="string">
            <text:p>NotImplementedError</text:p>
          </table:table-cell>
          <table:table-cell office:value-type="string" calcext:value-type="string">
            <text:p>NotImplementedError</text:p>
          </table:table-cell>
          <table:table-cell table:number-columns-repeated="18" table:style-name="odfdo_auto_54" office:value-type="string" calcext:value-type="string">
            <text:p>NotImplementedError</text:p>
          </table:table-cell>
        </table:table-row>
        <table:table-row table:style-name="ro1">
          <table:table-cell table:style-name="odfdo_auto_9" office:value-type="string" calcext:value-type="string">
            <text:p>complex64</text:p>
          </table:table-cell>
          <table:table-cell table:number-columns-repeated="3" table:style-name="odfdo_auto_54" office:value-type="string" calcext:value-type="string">
            <text:p>NotImplementedError</text:p>
          </table:table-cell>
          <table:table-cell table:number-columns-repeated="8" office:value-type="string" calcext:value-type="string">
            <text:p>NotImplementedError</text:p>
          </table:table-cell>
          <table:table-cell table:style-name="odfdo_auto_54" office:value-type="string" calcext:value-type="string">
            <text:p>NotImplementedError</text:p>
          </table:table-cell>
          <table:table-cell office:value-type="string" calcext:value-type="string">
            <text:p>NotImplementedError</text:p>
          </table:table-cell>
          <table:table-cell table:number-columns-repeated="18" table:style-name="odfdo_auto_54" office:value-type="string" calcext:value-type="string">
            <text:p>NotImplementedError</text:p>
          </table:table-cell>
        </table:table-row>
        <table:table-row table:style-name="ro1">
          <table:table-cell table:style-name="odfdo_auto_10" office:value-type="string" calcext:value-type="string">
            <text:p>int32</text:p>
          </table:table-cell>
          <table:table-cell table:number-columns-repeated="3" table:style-name="odfdo_auto_54" office:value-type="string" calcext:value-type="string">
            <text:p>NotImplementedError</text:p>
          </table:table-cell>
          <table:table-cell table:number-columns-repeated="8" office:value-type="string" calcext:value-type="string">
            <text:p>NotImplementedError</text:p>
          </table:table-cell>
          <table:table-cell table:style-name="odfdo_auto_54" office:value-type="string" calcext:value-type="string">
            <text:p>NotImplementedError</text:p>
          </table:table-cell>
          <table:table-cell office:value-type="string" calcext:value-type="string">
            <text:p>NotImplementedError</text:p>
          </table:table-cell>
          <table:table-cell table:number-columns-repeated="18" table:style-name="odfdo_auto_54" office:value-type="string" calcext:value-type="string">
            <text:p>NotImplementedError</text:p>
          </table:table-cell>
        </table:table-row>
        <table:table-row table:style-name="ro1">
          <table:table-cell table:style-name="odfdo_auto_11" office:value-type="string" calcext:value-type="string">
            <text:p>uint16</text:p>
          </table:table-cell>
          <table:table-cell table:number-columns-repeated="3" table:style-name="odfdo_auto_54" office:value-type="string" calcext:value-type="string">
            <text:p>NotImplementedError</text:p>
          </table:table-cell>
          <table:table-cell table:number-columns-repeated="8" office:value-type="string" calcext:value-type="string">
            <text:p>NotImplementedError</text:p>
          </table:table-cell>
          <table:table-cell table:style-name="odfdo_auto_54" office:value-type="string" calcext:value-type="string">
            <text:p>NotImplementedError</text:p>
          </table:table-cell>
          <table:table-cell office:value-type="string" calcext:value-type="string">
            <text:p>NotImplementedError</text:p>
          </table:table-cell>
          <table:table-cell table:number-columns-repeated="18" table:style-name="odfdo_auto_54" office:value-type="string" calcext:value-type="string">
            <text:p>NotImplementedError</text:p>
          </table:table-cell>
        </table:table-row>
        <table:table-row table:style-name="ro1">
          <table:table-cell table:style-name="odfdo_auto_12" office:value-type="string" calcext:value-type="string">
            <text:p>Integer</text:p>
          </table:table-cell>
          <table:table-cell table:style-name="odfdo_auto_41" office:value-type="string" calcext:value-type="string">
            <text:p>Expression | Integer</text:p>
          </table:table-cell>
          <table:table-cell table:style-name="odfdo_auto_32" office:value-type="string" calcext:value-type="string">
            <text:p>complex | float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41"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table:number-columns-repeated="3" office:value-type="string" calcext:value-type="string">
            <text:p>Expression</text:p>
          </table:table-cell>
          <table:table-cell table:style-name="odfdo_auto_42" office:value-type="string" calcext:value-type="string">
            <text:p>Expression | Rational</text:p>
          </table:table-cell>
          <table:table-cell table:style-name="odfdo_auto_43" office:value-type="string" calcext:value-type="string">
            <text:p>Expression | RealNumber | ComplexNumber</text:p>
          </table:table-cell>
          <table:table-cell table:style-name="odfdo_auto_44" office:value-type="string" calcext:value-type="string">
            <text:p>Expression | ComplexNumber</text:p>
          </table:table-cell>
          <table:table-cell table:style-name="odfdo_auto_41" office:value-type="string" calcext:value-type="string">
            <text:p>Expression | Integer</text:p>
          </table:table-cell>
          <table:table-cell table:style-name="odfdo_auto_33" office:value-type="string" calcext:value-type="string">
            <text:p>RealNumber | ComplexNumber</text:p>
          </table:table-cell>
          <table:table-cell table:style-name="odfdo_auto_34" office:value-type="string" calcext:value-type="string">
            <text:p>RealDoubleElement_gsl | ComplexDoubleElement</text:p>
          </table:table-cell>
          <table:table-cell table:style-name="odfdo_auto_45" office:value-type="string" calcext:value-type="string">
            <text:p>Expression | RealBall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Number</text:p>
          </table:table-cell>
          <table:table-cell table:style-name="odfdo_auto_26" office:value-type="string" calcext:value-type="string">
            <text:p>ComplexDoubleElement</text:p>
          </table:table-cell>
          <table:table-cell table:style-name="odfdo_auto_27" office:value-type="string" calcext:value-type="string">
            <text:p>ComplexBall</text:p>
          </table:table-cell>
          <table:table-cell table:number-columns-repeated="4" office:value-type="string" calcext:value-type="string">
            <text:p>Expression</text:p>
          </table:table-cell>
        </table:table-row>
        <table:table-row table:style-name="ro1">
          <table:table-cell table:style-name="odfdo_auto_13" office:value-type="string" calcext:value-type="string">
            <text:p>IntegerMod_int</text:p>
          </table:table-cell>
          <table:table-cell table:number-columns-repeated="3" table:style-name="odfdo_auto_54" office:value-type="string" calcext:value-type="string">
            <text:p>TypeError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54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3" table:style-name="odfdo_auto_54" office:value-type="string" calcext:value-type="string">
            <text:p>TypeError</text:p>
          </table:table-cell>
          <table:table-cell table:style-name="odfdo_auto_27" office:value-type="string" calcext:value-type="string">
            <text:p>ComplexBall</text:p>
          </table:table-cell>
          <table:table-cell table:number-columns-repeated="4" table:style-name="odfdo_auto_54" office:value-type="string" calcext:value-type="string">
            <text:p>TypeError</text:p>
          </table:table-cell>
        </table:table-row>
        <table:table-row table:style-name="ro1">
          <table:table-cell table:style-name="odfdo_auto_14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32" office:value-type="string" calcext:value-type="string">
            <text:p>complex | float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43" office:value-type="string" calcext:value-type="string">
            <text:p>Expression | RealNumber | ComplexNumber</text:p>
          </table:table-cell>
          <table:table-cell table:style-name="odfdo_auto_44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style-name="odfdo_auto_33" office:value-type="string" calcext:value-type="string">
            <text:p>RealNumber | ComplexNumber</text:p>
          </table:table-cell>
          <table:table-cell table:style-name="odfdo_auto_34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25" office:value-type="string" calcext:value-type="string">
            <text:p>ComplexNumber</text:p>
          </table:table-cell>
          <table:table-cell table:style-name="odfdo_auto_26" office:value-type="string" calcext:value-type="string">
            <text:p>ComplexDoubleElement</text:p>
          </table:table-cell>
          <table:table-cell table:style-name="odfdo_auto_48" office:value-type="string" calcext:value-type="string">
            <text:p>Expression | ComplexBall</text:p>
          </table:table-cell>
          <table:table-cell table:number-columns-repeated="4" office:value-type="string" calcext:value-type="string">
            <text:p>Expression</text:p>
          </table:table-cell>
        </table:table-row>
        <table:table-row table:style-name="ro1">
          <table:table-cell table:style-name="odfdo_auto_15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16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style-name="odfdo_auto_46" office:value-type="string" calcext:value-type="string">
            <text:p>Expression | complex</text:p>
          </table:table-cell>
          <table:table-cell table:style-name="odfdo_auto_35" office:value-type="string" calcext:value-type="string">
            <text:p>Expression | PolynomialRing_field_with_category.element_class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4" office:value-type="string" calcext:value-type="string">
            <text:p>Expression</text:p>
          </table:table-cell>
          <table:table-cell table:style-name="odfdo_auto_43" office:value-type="string" calcext:value-type="string">
            <text:p>Expression | RealNumber | ComplexNumber</text:p>
          </table:table-cell>
          <table:table-cell table:style-name="odfdo_auto_44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style-name="odfdo_auto_36" office:value-type="string" calcext:value-type="string">
            <text:p>Expression | PolynomialRealDense</text:p>
          </table:table-cell>
          <table:table-cell table:style-name="odfdo_auto_50" office:value-type="string" calcext:value-type="string">
            <text:p>Expression | ComplexDoubleElement</text:p>
          </table:table-cell>
          <table:table-cell table:style-name="odfdo_auto_45" office:value-type="string" calcext:value-type="string">
            <text:p>Expression | RealBall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5" office:value-type="string" calcext:value-type="string">
            <text:p>Expression | PolynomialRing_field_with_category.element_class</text:p>
          </table:table-cell>
          <table:table-cell table:style-name="odfdo_auto_51" office:value-type="string" calcext:value-type="string">
            <text:p>ComplexBall | Expression</text:p>
          </table:table-cell>
          <table:table-cell table:number-columns-repeated="4" office:value-type="string" calcext:value-type="string">
            <text:p>Expression</text:p>
          </table:table-cell>
        </table:table-row>
        <table:table-row table:style-name="ro1">
          <table:table-cell table:style-name="odfdo_auto_17" office:value-type="string" calcext:value-type="string">
            <text:p>Polynomial_rational_flint</text:p>
          </table:table-cell>
          <table:table-cell table:style-name="odfdo_auto_41" office:value-type="string" calcext:value-type="string">
            <text:p>Expression | Integer</text:p>
          </table:table-cell>
          <table:table-cell table:style-name="odfdo_auto_47" office:value-type="string" calcext:value-type="string">
            <text:p>PolynomialRing_field_with_category.element_class | complex | Expression</text:p>
          </table:table-cell>
          <table:table-cell table:style-name="odfdo_auto_35" office:value-type="string" calcext:value-type="string">
            <text:p>Expression | PolynomialRing_field_with_category.element_class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41"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table:number-columns-repeated="3" office:value-type="string" calcext:value-type="string">
            <text:p>Expression</text:p>
          </table:table-cell>
          <table:table-cell table:style-name="odfdo_auto_42" office:value-type="string" calcext:value-type="string">
            <text:p>Expression | Rational</text:p>
          </table:table-cell>
          <table:table-cell table:style-name="odfdo_auto_43" office:value-type="string" calcext:value-type="string">
            <text:p>Expression | RealNumber | ComplexNumber</text:p>
          </table:table-cell>
          <table:table-cell table:style-name="odfdo_auto_44" office:value-type="string" calcext:value-type="string">
            <text:p>Expression | ComplexNumber</text:p>
          </table:table-cell>
          <table:table-cell table:style-name="odfdo_auto_41" office:value-type="string" calcext:value-type="string">
            <text:p>Expression | Integer</text:p>
          </table:table-cell>
          <table:table-cell table:style-name="odfdo_auto_36" office:value-type="string" calcext:value-type="string">
            <text:p>Expression | PolynomialRealDense</text:p>
          </table:table-cell>
          <table:table-cell table:style-name="odfdo_auto_52" office:value-type="string" calcext:value-type="string">
            <text:p>Expression | PolynomialRing_field_with_category.element_class | ComplexDoubleElement</text:p>
          </table:table-cell>
          <table:table-cell table:style-name="odfdo_auto_45" office:value-type="string" calcext:value-type="string">
            <text:p>Expression | RealBall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5" office:value-type="string" calcext:value-type="string">
            <text:p>Expression | PolynomialRing_field_with_category.element_class</text:p>
          </table:table-cell>
          <table:table-cell table:style-name="odfdo_auto_51" office:value-type="string" calcext:value-type="string">
            <text:p>ComplexBall | Expression</text:p>
          </table:table-cell>
          <table:table-cell table:number-columns-repeated="4" office:value-type="string" calcext:value-type="string">
            <text:p>Expression</text:p>
          </table:table-cell>
        </table:table-row>
        <table:table-row table:style-name="ro1">
          <table:table-cell table:style-name="odfdo_auto_18" office:value-type="string" calcext:value-type="string">
            <text:p>PolynomialRealDense</text:p>
          </table:table-cell>
          <table:table-cell table:style-name="odfdo_auto_43" office:value-type="string" calcext:value-type="string">
            <text:p>Expression | RealNumber | ComplexNumber</text:p>
          </table:table-cell>
          <table:table-cell table:style-name="odfdo_auto_36" office:value-type="string" calcext:value-type="string">
            <text:p>Expression | PolynomialRealDense</text:p>
          </table:table-cell>
          <table:table-cell table:style-name="odfdo_auto_35" office:value-type="string" calcext:value-type="string">
            <text:p>Expression | PolynomialRing_field_with_category.element_class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43" office:value-type="string" calcext:value-type="string">
            <text:p>Expression | RealNumber | ComplexNumber</text:p>
          </table:table-cell>
          <table:table-cell office:value-type="string" calcext:value-type="string">
            <text:p>TypeError</text:p>
          </table:table-cell>
          <table:table-cell table:style-name="odfdo_auto_43" office:value-type="string" calcext:value-type="string">
            <text:p>Expression | 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43" office:value-type="string" calcext:value-type="string">
            <text:p>Expression | RealNumber | ComplexNumber</text:p>
          </table:table-cell>
          <table:table-cell table:style-name="odfdo_auto_44" office:value-type="string" calcext:value-type="string">
            <text:p>Expression | ComplexNumber</text:p>
          </table:table-cell>
          <table:table-cell table:style-name="odfdo_auto_43" office:value-type="string" calcext:value-type="string">
            <text:p>Expression | RealNumber | ComplexNumber</text:p>
          </table:table-cell>
          <table:table-cell table:number-columns-repeated="2" table:style-name="odfdo_auto_36" office:value-type="string" calcext:value-type="string">
            <text:p>Expression | PolynomialRealDense</text:p>
          </table:table-cell>
          <table:table-cell table:style-name="odfdo_auto_45" office:value-type="string" calcext:value-type="string">
            <text:p>Expression | RealBall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5" office:value-type="string" calcext:value-type="string">
            <text:p>Expression | PolynomialRing_field_with_category.element_class</text:p>
          </table:table-cell>
          <table:table-cell table:style-name="odfdo_auto_51" office:value-type="string" calcext:value-type="string">
            <text:p>ComplexBall | Expression</text:p>
          </table:table-cell>
          <table:table-cell table:number-columns-repeated="4" office:value-type="string" calcext:value-type="string">
            <text:p>Expression</text:p>
          </table:table-cell>
        </table:table-row>
        <table:table-row table:style-name="ro1">
          <table:table-cell table:style-name="odfdo_auto_19" office:value-type="string" calcext:value-type="string">
            <text:p>PolynomialRing_field_with_category.element_class</text:p>
          </table:table-cell>
          <table:table-cell table:style-name="odfdo_auto_44" office:value-type="string" calcext:value-type="string">
            <text:p>Expression | ComplexNumber</text:p>
          </table:table-cell>
          <table:table-cell table:number-columns-repeated="2" table:style-name="odfdo_auto_35" office:value-type="string" calcext:value-type="string">
            <text:p>Expression | PolynomialRing_field_with_category.element_class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44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44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5" table:style-name="odfdo_auto_44" office:value-type="string" calcext:value-type="string">
            <text:p>Expression | ComplexNumber</text:p>
          </table:table-cell>
          <table:table-cell table:number-columns-repeated="2" table:style-name="odfdo_auto_35" office:value-type="string" calcext:value-type="string">
            <text:p>Expression | PolynomialRing_field_with_category.element_class</text:p>
          </table:table-cell>
          <table:table-cell table:style-name="odfdo_auto_45" office:value-type="string" calcext:value-type="string">
            <text:p>Expression | RealBall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35" office:value-type="string" calcext:value-type="string">
            <text:p>Expression | PolynomialRing_field_with_category.element_class</text:p>
          </table:table-cell>
          <table:table-cell table:style-name="odfdo_auto_48" office:value-type="string" calcext:value-type="string">
            <text:p>Expression | ComplexBall</text:p>
          </table:table-cell>
          <table:table-cell table:number-columns-repeated="4" office:value-type="string" calcext:value-type="string">
            <text:p>Expression</text:p>
          </table:table-cell>
        </table:table-row>
        <table:table-row table:style-name="ro1">
          <table:table-cell table:style-name="odfdo_auto_20" office:value-type="string" calcext:value-type="string">
            <text:p>OrderElement_quadratic</text:p>
          </table:table-cell>
          <table:table-cell table:style-name="odfdo_auto_41" office:value-type="string" calcext:value-type="string">
            <text:p>Expression | Integer</text:p>
          </table:table-cell>
          <table:table-cell table:style-name="odfdo_auto_32" office:value-type="string" calcext:value-type="string">
            <text:p>complex | float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41" office:value-type="string" calcext:value-type="string">
            <text:p>Expression | Integer</text:p>
          </table:table-cell>
          <table:table-cell office:value-type="string" calcext:value-type="string">
            <text:p>TypeError</text:p>
          </table:table-cell>
          <table:table-cell table:number-columns-repeated="3" office:value-type="string" calcext:value-type="string">
            <text:p>Expression</text:p>
          </table:table-cell>
          <table:table-cell table:style-name="odfdo_auto_42" office:value-type="string" calcext:value-type="string">
            <text:p>Expression | Rational</text:p>
          </table:table-cell>
          <table:table-cell table:style-name="odfdo_auto_43" office:value-type="string" calcext:value-type="string">
            <text:p>Expression | RealNumber | ComplexNumber</text:p>
          </table:table-cell>
          <table:table-cell table:style-name="odfdo_auto_44" office:value-type="string" calcext:value-type="string">
            <text:p>Expression | ComplexNumber</text:p>
          </table:table-cell>
          <table:table-cell table:style-name="odfdo_auto_41" office:value-type="string" calcext:value-type="string">
            <text:p>Expression | Integer</text:p>
          </table:table-cell>
          <table:table-cell table:style-name="odfdo_auto_33" office:value-type="string" calcext:value-type="string">
            <text:p>RealNumber | ComplexNumber</text:p>
          </table:table-cell>
          <table:table-cell table:style-name="odfdo_auto_34" office:value-type="string" calcext:value-type="string">
            <text:p>RealDoubleElement_gsl | ComplexDoubleElement</text:p>
          </table:table-cell>
          <table:table-cell table:style-name="odfdo_auto_45" office:value-type="string" calcext:value-type="string">
            <text:p>Expression | RealBall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Number</text:p>
          </table:table-cell>
          <table:table-cell table:style-name="odfdo_auto_26" office:value-type="string" calcext:value-type="string">
            <text:p>ComplexDoubleElement</text:p>
          </table:table-cell>
          <table:table-cell table:style-name="odfdo_auto_27" office:value-type="string" calcext:value-type="string">
            <text:p>ComplexBall</text:p>
          </table:table-cell>
          <table:table-cell table:number-columns-repeated="4" office:value-type="string" calcext:value-type="string">
            <text:p>Expression</text:p>
          </table:table-cell>
        </table:table-row>
        <table:table-row table:style-name="ro1">
          <table:table-cell table:style-name="odfdo_auto_21" office:value-type="string" calcext:value-type="string">
            <text:p>RealNumber</text:p>
          </table:table-cell>
          <table:table-cell table:style-name="odfdo_auto_33" office:value-type="string" calcext:value-type="string">
            <text:p>RealNumber | ComplexNumber</text:p>
          </table:table-cell>
          <table:table-cell table:style-name="odfdo_auto_25" office:value-type="string" calcext:value-type="string">
            <text:p>ComplexNumber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33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36" office:value-type="string" calcext:value-type="string">
            <text:p>Expression | PolynomialRealDense</text:p>
          </table:table-cell>
          <table:table-cell table:style-name="odfdo_auto_35" office:value-type="string" calcext:value-type="string">
            <text:p>Expression | PolynomialRing_field_with_category.element_class</text:p>
          </table:table-cell>
          <table:table-cell table:style-name="odfdo_auto_33" office:value-type="string" calcext:value-type="string">
            <text:p>RealNumber | ComplexNumber</text:p>
          </table:table-cell>
          <table:table-cell table:number-columns-repeated="2" table:style-name="odfdo_auto_25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25" office:value-type="string" calcext:value-type="string">
            <text:p>ComplexNumber</text:p>
          </table:table-cell>
          <table:table-cell table:style-name="odfdo_auto_26"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2" office:value-type="string" calcext:value-type="string">
            <text:p>RealDoubleElement_gsl</text:p>
          </table:table-cell>
          <table:table-cell table:style-name="odfdo_auto_34" office:value-type="string" calcext:value-type="string">
            <text:p>RealDoubleElement_gsl | ComplexDoubleElement</text:p>
          </table:table-cell>
          <table:table-cell table:style-name="odfdo_auto_26" office:value-type="string" calcext:value-type="string">
            <text:p>ComplexDoubleElement</text:p>
          </table:table-cell>
          <table:table-cell table:style-name="odfdo_auto_3" office:value-type="string" calcext:value-type="string">
            <text:p>complex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34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style-name="odfdo_auto_50" office:value-type="string" calcext:value-type="string">
            <text:p>Expression | ComplexDoubleElement</text:p>
          </table:table-cell>
          <table:table-cell table:style-name="odfdo_auto_52" office:value-type="string" calcext:value-type="string">
            <text:p>Expression | PolynomialRing_field_with_category.element_class | ComplexDoubleElement</text:p>
          </table:table-cell>
          <table:table-cell table:style-name="odfdo_auto_36" office:value-type="string" calcext:value-type="string">
            <text:p>Expression | PolynomialRealDense</text:p>
          </table:table-cell>
          <table:table-cell table:style-name="odfdo_auto_35" office:value-type="string" calcext:value-type="string">
            <text:p>Expression | PolynomialRing_field_with_category.element_class</text:p>
          </table:table-cell>
          <table:table-cell table:style-name="odfdo_auto_34" office:value-type="string" calcext:value-type="string">
            <text:p>RealDoubleElement_gsl | ComplexDoubleElement</text:p>
          </table:table-cell>
          <table:table-cell table:number-columns-repeated="2" table:style-name="odfdo_auto_26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25" office:value-type="string" calcext:value-type="string">
            <text:p>ComplexNumber</text:p>
          </table:table-cell>
          <table:table-cell table:style-name="odfdo_auto_26"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3" office:value-type="string" calcext:value-type="string">
            <text:p>RealBall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24" office:value-type="string" calcext:value-type="string">
            <text:p>RealIntervalFieldElement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25" office:value-type="string" calcext:value-type="string">
            <text:p>ComplexNumber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number-columns-repeated="4" table:style-name="odfdo_auto_26" office:value-type="string" calcext:value-type="string">
            <text:p>ComplexDoubleElement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table:style-name="odfdo_auto_26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26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50" office:value-type="string" calcext:value-type="string">
            <text:p>Expression | ComplexDoubleElement</text:p>
          </table:table-cell>
          <table:table-cell table:number-columns-repeated="3" table:style-name="odfdo_auto_26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7" office:value-type="string" calcext:value-type="string">
            <text:p>ComplexBall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28" office:value-type="string" calcext:value-type="string">
            <text:p>ComplexIntervalFieldElement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29" office:value-type="string" calcext:value-type="string">
            <text:p>PlusInfinity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30" office:value-type="string" calcext:value-type="string">
            <text:p>MinusInfinity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  <table:table-row table:style-name="ro1">
          <table:table-cell table:style-name="odfdo_auto_31" office:value-type="string" calcext:value-type="string">
            <text:p>UnsignedInfinity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3" office:value-type="string" calcext:value-type="string">
            <text:p>TypeError</text:p>
          </table:table-cell>
          <table:table-cell table:number-columns-repeated="5" office:value-type="string" calcext:value-type="string">
            <text:p>NotImplementedError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8" office:value-type="string" calcext:value-type="string">
            <text:p>Express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思源宋体" style:font-family-generic-asian="system" style:font-pitch-asian="variable" style:font-size-asian="12pt" style:language-asian="zxx" style:country-asian="none" style:font-family-complex="'思源黑体 传统'" style:font-family-generic-complex="system" style:font-pitch-complex="variable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pitch-asian="variable" style:font-size-asian="10pt" style:font-name-complex="DejaVu Sans" style:font-family-complex="'DejaVu Sans'" style:font-pitch-complex="variable" style:font-size-complex="10pt"/>
    </style:style>
    <number:number-style style:name="N0">
      <number:number number:min-integer-digits="1"/>
    </number:number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5">0000/00/00</text:date>, <text:time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  <meta:creation-date>2024-01-27T17:50:09.541334147</meta:creation-date>
    <dc:language>fr-FR</dc:language>
    <meta:editing-cycles>1</meta:editing-cycles>
    <meta:editing-duration>P0D</meta:editing-duration>
    <meta:document-statistic meta:table-count="2" meta:cell-count="2048" meta:object-count="0"/>
    <meta:user-defined meta:name="Info 1"/>
    <meta:user-defined meta:name="Info 2"/>
    <meta:user-defined meta:name="Info 3"/>
    <meta:user-defined meta:name="Info 4"/>
  </office:meta>
</office:document-meta>
</file>